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3">
      <style:text-properties officeooo:rsid="001056eb" officeooo:paragraph-rsid="000ce1c1"/>
    </style:style>
    <style:style style:name="P11" style:family="paragraph" style:parent-style-name="Text_20_body" style:list-style-name="L3">
      <style:text-properties officeooo:rsid="00118920" officeooo:paragraph-rsid="00118920"/>
    </style:style>
    <style:style style:name="P12" style:family="paragraph" style:parent-style-name="Text_20_body" style:list-style-name="L1">
      <style:text-properties officeooo:rsid="001403a4" officeooo:paragraph-rsid="001403a4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4">4</text:span>.</text:p>
      <text:p text:style-name="P1"><text:span text:style-name="T1">Tasks completed</text:span>:</text:p>
      <text:list xml:id="list5853252144969934045" text:style-name="L1">
        <text:list-item>
          <text:p text:style-name="P6">Helper function<text:span text:style-name="T4">s</text:span> AES_<text:span text:style-name="T3">AddRoundKey, AES_SubBytes, AES_ShiftRows; test cases, </text:span>unit test<text:span text:style-name="T4">s</text:span>.</text:p>
        </text:list-item>
        <text:list-item>
          <text:p text:style-name="P12">Galois tables imported to the code.</text:p>
        </text:list-item>
      </text:list>
      <text:p text:style-name="P4">Progress on the software:</text:p>
      <text:list xml:id="list1874991872298620454" text:style-name="L2">
        <text:list-item>
          <text:p text:style-name="P7"><text:span text:style-name="T3">Cipher helper functions AddRoundKey, SubBytes, ShiftRows </text:span>implemented and unit tested.</text:p>
        </text:list-item>
      </text:list>
      <text:p text:style-name="P4">Learned:</text:p>
      <text:list xml:id="list3026207445747054660" text:style-name="L3">
        <text:list-item>
          <text:p text:style-name="P10">Debugging.</text:p>
        </text:list-item>
        <text:list-item>
          <text:p text:style-name="P11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5722131689688293663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3050079983701145032" text:style-name="L5">
        <text:list-item>
          <text:p text:style-name="P9">Encryption <text:span text:style-name="T3">main</text:span>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8T22:35:03.009481000</dc:date>
    <dc:creator>Riku Kalinen</dc:creator>
    <meta:editing-duration>PT1H50M58S</meta:editing-duration>
    <meta:editing-cycles>1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4" meta:word-count="75" meta:character-count="478" meta:non-whitespace-character-count="424"/>
  </office:meta>
</office:document-meta>
</file>